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ef9" officeooo:paragraph-rsid="000b0ef9"/>
    </style:style>
    <style:style style:name="P2" style:family="paragraph" style:parent-style-name="Standard">
      <style:text-properties officeooo:rsid="000b4917" officeooo:paragraph-rsid="000b4917"/>
    </style:style>
    <style:style style:name="P3" style:family="paragraph" style:parent-style-name="Standard" style:list-style-name="L1">
      <style:text-properties officeooo:rsid="000d279b" officeooo:paragraph-rsid="000d279b"/>
    </style:style>
    <style:style style:name="P4" style:family="paragraph" style:parent-style-name="Frame_20_contents">
      <style:paragraph-properties fo:text-align="center" style:justify-single-word="false"/>
      <style:text-properties officeooo:rsid="000b0ef9" officeooo:paragraph-rsid="000b0ef9"/>
    </style:style>
    <style:style style:name="P5" style:family="paragraph" style:parent-style-name="Frame_20_contents">
      <style:paragraph-properties fo:text-align="center" style:justify-single-word="false"/>
      <style:text-properties officeooo:rsid="000b4917" officeooo:paragraph-rsid="000b4917"/>
    </style:style>
    <style:style style:name="P6" style:family="paragraph">
      <style:paragraph-properties fo:text-align="center"/>
    </style:style>
    <style:style style:name="T1" style:family="text">
      <style:text-properties officeooo:rsid="000d27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textarea-horizontal-align="justify" draw:textarea-vertical-align="middle" draw:auto-grow-height="false" fo:min-height="0.661cm" fo:min-width="2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1.078cm" fo:min-width="2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37cm" fo:min-width="2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3.877cm" fo:min-width="2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027cm" fo:min-width="2.83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se me ocurre ninguna otra estructura pero se me ocurrirían 2 “ampliaciones”</text:p>
      <text:p text:style-name="P1"/>
      <text:p text:style-name="P1"/>
      <text:p text:style-name="P1"/>
      <text:p text:style-name="P1"/>
      <text:p text:style-name="P1"><draw:custom-shape text:anchor-type="paragraph" draw:z-index="0" draw:name="Forma1" draw:style-name="gr1" svg:width="2.408cm" svg:height="1.059cm" svg:x="-0.099cm" svg:y="0.065cm"><text:p text:style-name="P4">CRM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name="Forma1" draw:style-name="gr1" svg:width="2.408cm" svg:height="1.059cm" svg:x="-0.125cm" svg:y="1.732cm"><text:p text:style-name="P5">Facturador</text:p><draw:enhanced-geometry svg:viewBox="0 0 88 21600" draw:glue-points="44 ?f6 44 0 0 10800 44 21600 88 10800" draw:text-areas="0 ?f6 88 ?f3" draw:type="can" draw:modifiers="7008.31946755408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" draw:name="Forma1" draw:style-name="gr1" svg:width="2.408cm" svg:height="1.059cm" svg:x="-0.099cm" svg:y="3.611cm"><text:p text:style-name="P5">IVR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" draw:name="Forma1" draw:style-name="gr2" svg:width="2.408cm" svg:height="1.721cm" svg:x="5.034cm" svg:y="1.071cm"><text:p text:style-name="P5">STAGE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" draw:name="Forma1" draw:style-name="gr2" svg:width="2.408cm" svg:height="1.721cm" svg:x="8.632cm" svg:y="1.124cm"><text:p text:style-name="P5">OD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5" draw:name="Forma1" draw:style-name="gr2" svg:width="2.408cm" svg:height="1.721cm" svg:x="12.416cm" svg:y="1.15cm"><text:p text:style-name="P5">DDS</text:p><draw:enhanced-geometry svg:viewBox="0 0 88 21600" draw:glue-points="44 ?f6 44 0 0 10800 44 21600 88 10800" draw:text-areas="0 ?f6 88 ?f3" draw:type="can" draw:modifiers="5333.60655737705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6" draw:name="Forma2" draw:style-name="gr3" draw:text-style-name="P6" svg:x1="2.309cm" svg:y1="0.621cm" svg:x2="5.034cm" svg:y2="1.865cm"><text:p/></draw:line><draw:line text:anchor-type="paragraph" draw:z-index="7" draw:name="Forma3" draw:style-name="gr3" draw:text-style-name="P6" svg:x1="2.282cm" svg:y1="2.287cm" svg:x2="5.034cm" svg:y2="1.864cm"><text:p/></draw:line><draw:line text:anchor-type="paragraph" draw:z-index="8" draw:name="Forma4" draw:style-name="gr3" draw:text-style-name="P6" svg:x1="2.309cm" svg:y1="4.166cm" svg:x2="5.034cm" svg:y2="1.864cm"><text:p/></draw:line><draw:line text:anchor-type="paragraph" draw:z-index="9" draw:name="Forma5" draw:style-name="gr3" draw:text-style-name="P6" svg:x1="7.442cm" svg:y1="1.97cm" svg:x2="8.633cm" svg:y2="1.996cm"><text:p/></draw:line><draw:line text:anchor-type="paragraph" draw:z-index="10" draw:name="Forma6" draw:style-name="gr3" draw:text-style-name="P6" svg:x1="11.04cm" svg:y1="2.049cm" svg:x2="12.416cm" svg:y2="2.023cm"><text:p/></draw:line><draw:custom-shape text:anchor-type="paragraph" draw:z-index="11" draw:name="Forma1" draw:style-name="gr2" svg:width="2.408cm" svg:height="1.721cm" svg:x="8.632cm" svg:y="3.478cm"><text:p text:style-name="P5">BACKUP OD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2" draw:name="Forma1" draw:style-name="gr2" svg:width="2.408cm" svg:height="1.721cm" svg:x="12.548cm" svg:y="3.505cm"><text:p text:style-name="P5">BACKUP DD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13" draw:name="Forma7" draw:style-name="gr3" draw:text-style-name="P6" svg:x1="9.902cm" svg:y1="2.843cm" svg:x2="9.876cm" svg:y2="3.478cm"><text:p/></draw:line><draw:line text:anchor-type="paragraph" draw:z-index="14" draw:name="Forma8" draw:style-name="gr3" draw:text-style-name="P6" svg:x1="13.739cm" svg:y1="2.87cm" svg:x2="13.765cm" svg:y2="3.505cm"><text:p/></draw:line><draw:custom-shape text:anchor-type="paragraph" draw:z-index="15" draw:name="Forma9" draw:style-name="gr4" draw:text-style-name="P6" svg:width="2.488cm" svg:height="1.482cm" svg:x="15.961cm" svg:y="6.389cm"><text:p text:style-name="P6">Infor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Forma10" draw:style-name="gr3" draw:text-style-name="P6" svg:x1="14.824cm" svg:y1="2.129cm" svg:x2="17.126cm" svg:y2="6.389cm"><text:p/></draw:line><draw:custom-shape text:anchor-type="paragraph" draw:z-index="17" draw:name="Forma11" draw:style-name="gr5" svg:width="3.97cm" svg:height="4.869cm" svg:x="-0.39cm" svg:y="7.156cm"><text:p>Otras fuentes de datos </text:p><text:p>(Estructuradas o no estructuradas)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8" draw:name="Forma12" draw:style-name="gr6" svg:width="2.832cm" svg:height="1.641cm" svg:x="5.987cm" svg:y="8.479cm"><text:p>Datos limpio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name="Forma12" draw:style-name="gr6" svg:width="2.832cm" svg:height="1.641cm" svg:x="10.67cm" svg:y="8.532cm"><text:p>Datos agregado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20" draw:name="Forma13" draw:style-name="gr3" draw:text-style-name="P6" svg:x1="3.579cm" svg:y1="9.51cm" svg:x2="5.987cm" svg:y2="9.484cm"><text:p/></draw:line><draw:line text:anchor-type="paragraph" draw:z-index="21" draw:name="Forma14" draw:style-name="gr3" draw:text-style-name="P6" svg:x1="8.818cm" svg:y1="9.405cm" svg:x2="10.67cm" svg:y2="9.458cm"><text:p/></draw:line><draw:line text:anchor-type="paragraph" draw:z-index="22" draw:name="Forma15" draw:style-name="gr3" draw:text-style-name="P6" svg:x1="13.501cm" svg:y1="9.352cm" svg:x2="17.179cm" svg:y2="7.8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a <text:span text:style-name="T1">nuevas ideas sería 2:</text:span></text:p>
      <text:list xml:id="list1208986980382330755" text:style-name="L1">
        <text:list-item>
          <text:p text:style-name="P3">Incorporar backups para poder cargar cada día sin perder datos de ODS ni DDS. Esto ya lo habíamos hablado, pero por dejarlo representado gráficamente</text:p>
        </text:list-item>
        <text:list-item>
          <text:p text:style-name="P3">Por oro lado, y aun que esta fuera de lo que sería el Datawarehouse, entiendo que a los informes finales es interesante incorporar cualquier tipo de información proveniente de los sistemas big data o de cualquier otro tipo de sistemas que puedan aportar val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3:30:58.995752465</meta:creation-date>
    <meta:generator>LibreOffice/5.1.6.2$Linux_X86_64 LibreOffice_project/10m0$Build-2</meta:generator>
    <dc:date>2017-12-18T10:24:52.866459495</dc:date>
    <meta:editing-duration>PT11M42S</meta:editing-duration>
    <meta:editing-cycles>2</meta:editing-cycles>
    <meta:document-statistic meta:table-count="0" meta:image-count="0" meta:object-count="0" meta:page-count="1" meta:paragraph-count="12" meta:word-count="98" meta:character-count="559" meta:non-whitespace-character-count="475"/>
  </office:meta>
</office:document-meta>
</file>